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officeooo:paragraph-rsid="000544b2"/>
    </style:style>
    <style:style style:name="P5" style:family="paragraph" style:parent-style-name="Table_20_Contents">
      <style:paragraph-properties fo:text-align="start" style:justify-single-word="false"/>
      <style:text-properties officeooo:paragraph-rsid="001e14a2"/>
    </style:style>
    <style:style style:name="T1" style:family="text">
      <style:text-properties officeooo:rsid="001a44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2">RotateShipEvent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5">--------------------------------------------------------------------------------------------------------------------------</text:p>
            <text:p text:style-name="P4">-<text:span text:style-name="T1">shipType : int</text:span></text:p>
            <text:p text:style-name="P5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0:34:28.899385063</dc:date>
    <meta:editing-duration>PT49M1S</meta:editing-duration>
    <meta:editing-cycles>16</meta:editing-cycles>
    <meta:generator>LibreOffice/6.3.2.2$Linux_X86_64 LibreOffice_project/30$Build-2</meta:generator>
    <meta:document-statistic meta:table-count="1" meta:image-count="0" meta:object-count="0" meta:page-count="1" meta:paragraph-count="6" meta:word-count="8" meta:character-count="518" meta:non-whitespace-character-count="516"/>
  </office:meta>
</office:document-meta>
</file>